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0000000FCA9DDAC01051801E3.png" manifest:media-type="image/png"/>
  <manifest:file-entry manifest:full-path="Pictures/10000000000004DD000001B7E621E13EDBC8D31F.png" manifest:media-type="image/png"/>
  <manifest:file-entry manifest:full-path="Pictures/10000000000004D7000003A5493D68560EC7D4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1.4161in" draw:z-index="0"><draw:image xlink:href="Pictures/10000000000004D0000000FCA9DDAC01051801E3.png" xlink:type="simple" xlink:show="embed" xlink:actuate="onLoad"/></draw:frame></text:p>
      <text:p text:style-name="Standard"><draw:frame draw:style-name="fr1" draw:name="Image2" text:anchor-type="paragraph" svg:width="6.9252in" svg:height="2.4417in" draw:z-index="1"><draw:image xlink:href="Pictures/10000000000004DD000001B7E621E13EDBC8D31F.png" xlink:type="simple" xlink:show="embed" xlink:actuate="onLoad"/></draw:frame></text:p>
      <text:p text:style-name="Standard"/>
      <text:p text:style-name="Standard"><draw:frame draw:style-name="fr1" draw:name="Image3" text:anchor-type="paragraph" svg:width="6.9252in" svg:height="5.2146in" draw:z-index="2"><draw:image xlink:href="Pictures/10000000000004D7000003A5493D68560EC7D4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1:55:05.770000000</meta:creation-date>
    <meta:generator>LibreOffice/5.2.4.2$Windows_x86 LibreOffice_project/3d5603e1122f0f102b62521720ab13a38a4e0eb0</meta:generator>
    <dc:date>2017-02-10T19:27:18.078000000</dc:date>
    <meta:editing-duration>PT47M6S</meta:editing-duration>
    <meta:editing-cycles>3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